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81000000E065FA0290ADFEF4B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Andale Sans UI" svg:font-family="'Andale Sans UI'" style:font-family-generic="system" style:font-pitch="variable"/>
    <style:font-face style:name="Arial" svg:font-family="Arial" style:font-family-generic="swiss" style:font-pitch="variable"/>
    <style:font-face style:name="Arial Unicode MS" svg:font-family="'Arial Unicode MS'" style:font-family-generic="swiss" style:font-pitch="variable"/>
    <style:font-face style:name="Courier New" svg:font-family="'Courier New'" style:font-family-generic="modern"/>
    <style:font-face style:name="DejaVu Sans" svg:font-family="'DejaVu Sans'" style:font-family-generic="system" style:font-pitch="variable"/>
    <style:font-face style:name="HG Mincho Light J" svg:font-family="'HG Mincho Light J', msmincho" style:font-pitch="variable"/>
    <style:font-face style:name="Liberation Sans" svg:font-family="'Liberation Sans'" style:font-family-generic="swiss" style:font-pitch="variable"/>
    <style:font-face style:name="Lucida Sans Unicode" svg:font-family="'Lucida Sans Unicode'" style:font-pitch="variable"/>
    <style:font-face style:name="Tahoma" svg:font-family="Tahoma"/>
    <style:font-face style:name="Tahoma1" svg:font-family="Tahoma" style:font-family-generic="system" style:font-pitch="variable"/>
    <style:font-face style:name="Thorndale" svg:font-family="Thorndale" style:font-family-generic="roman" style:font-pitch="variable"/>
    <style:font-face style:name="Thorndale1" svg:font-family="Thorndale, 'Times New Roman'" style:font-family-generic="roman" style:font-pitch="variable"/>
    <style:font-face style:name="Times" svg:font-family="Times, 'Times New Roman'" style:font-pitch="variable"/>
    <style:font-face style:name="Times New Roman" svg:font-family="'Times New Roman'" style:font-family-generic="roman" style:font-pitch="variable"/>
  </office:font-face-decls>
  <office:automatic-styles>
    <style:style style:name="P1" style:family="paragraph" style:parent-style-name="Texto_20_predeterminado">
      <style:paragraph-properties fo:text-align="end" style:justify-single-word="false"/>
    </style:style>
    <style:style style:name="P2" style:family="paragraph" style:parent-style-name="Texto_20_predeterminado">
      <style:paragraph-properties fo:text-align="center" style:justify-single-word="false"/>
      <style:text-properties fo:font-size="10pt" style:font-size-asian="10pt" style:font-size-complex="10pt"/>
    </style:style>
    <style:style style:name="P3" style:family="paragraph" style:parent-style-name="Texto_20_predeterminado">
      <style:paragraph-properties fo:text-align="start" style:justify-single-word="false"/>
      <style:text-properties fo:font-size="10pt" style:font-size-asian="10pt" style:font-size-complex="10pt"/>
    </style:style>
    <style:style style:name="P4" style:family="paragraph" style:parent-style-name="Texto_20_predeterminado">
      <style:paragraph-properties fo:text-align="center" style:justify-single-word="false"/>
      <style:text-properties fo:font-size="14pt" style:font-size-asian="14pt" style:font-size-complex="14pt"/>
    </style:style>
    <style:style style:name="P5" style:family="paragraph" style:parent-style-name="Texto_20_predeterminado">
      <style:paragraph-properties fo:text-align="start" style:justify-single-word="false"/>
      <style:text-properties fo:font-size="12pt" style:font-size-asian="12pt" style:font-size-complex="12pt"/>
    </style:style>
    <style:style style:name="P6" style:family="paragraph" style:parent-style-name="Texto_20_predeterminado">
      <style:paragraph-properties fo:text-align="end" style:justify-single-word="false"/>
      <style:text-properties style:font-name="Arial" fo:font-size="12pt" style:font-size-asian="12pt" style:font-size-complex="12pt"/>
    </style:style>
    <style:style style:name="P7" style:family="paragraph" style:parent-style-name="Texto_20_predeterminado">
      <style:paragraph-properties fo:text-align="end" style:justify-single-word="false"/>
      <style:text-properties style:font-name="Arial" fo:font-size="18pt" fo:font-style="italic" style:font-size-asian="18pt" style:font-style-asian="italic" style:font-size-complex="14pt" style:font-style-complex="italic"/>
    </style:style>
    <style:style style:name="P8" style:family="paragraph" style:parent-style-name="Preformatted_20_Text">
      <style:text-properties style:font-name="Arial" fo:font-size="11pt" style:font-size-asian="11pt" style:font-size-complex="11pt"/>
    </style:style>
    <style:style style:name="P9" style:family="paragraph" style:parent-style-name="Preformatted_20_Text">
      <style:text-properties style:font-name="Arial" fo:font-size="11pt" officeooo:rsid="000afd09" officeooo:paragraph-rsid="000afd09" style:font-size-asian="11pt" style:font-size-complex="11pt"/>
    </style:style>
    <style:style style:name="P10" style:family="paragraph" style:parent-style-name="Preformatted_20_Text">
      <style:text-properties style:font-name="Arial" fo:font-size="11pt" officeooo:rsid="001061f9" officeooo:paragraph-rsid="001061f9" style:font-size-asian="11pt" style:font-size-complex="11pt"/>
    </style:style>
    <style:style style:name="P11" style:family="paragraph" style:parent-style-name="Preformatted_20_Text">
      <style:paragraph-properties fo:margin-left="1.251cm" fo:margin-right="0cm" fo:text-indent="0cm" style:auto-text-indent="false"/>
      <style:text-properties style:font-name="Arial" fo:font-size="11pt" style:font-size-asian="11pt" style:font-size-complex="11pt"/>
    </style:style>
    <style:style style:name="P12" style:family="paragraph" style:parent-style-name="Preformatted_20_Text">
      <style:text-properties style:font-name="Arial" fo:font-size="11pt" officeooo:paragraph-rsid="001682ea" style:font-size-asian="11pt" style:font-size-complex="11pt"/>
    </style:style>
    <style:style style:name="P13" style:family="paragraph" style:parent-style-name="Preformatted_20_Text">
      <style:text-properties style:font-name="Arial" fo:font-size="11pt" officeooo:paragraph-rsid="00186ae3" style:font-size-asian="11pt" style:font-size-complex="11pt"/>
    </style:style>
    <style:style style:name="P14" style:family="paragraph" style:parent-style-name="Preformatted_20_Text">
      <style:text-properties style:font-name="Arial" fo:font-size="11pt" officeooo:paragraph-rsid="001c1204" style:font-size-asian="11pt" style:font-size-complex="11pt"/>
    </style:style>
    <style:style style:name="P15" style:family="paragraph" style:parent-style-name="Preformatted_20_Text">
      <style:text-properties style:font-name="Arial" fo:font-size="11pt" officeooo:paragraph-rsid="000afd09" style:font-size-asian="11pt" style:font-size-complex="11pt"/>
    </style:style>
    <style:style style:name="P16" style:family="paragraph" style:parent-style-name="Preformatted_20_Text">
      <style:text-properties style:font-name="Arial" fo:font-size="11pt" officeooo:rsid="001d4c64" officeooo:paragraph-rsid="001d4c64" style:font-size-asian="11pt" style:font-size-complex="11pt"/>
    </style:style>
    <style:style style:name="P17" style:family="paragraph" style:parent-style-name="Preformatted_20_Text">
      <style:text-properties style:font-name="Arial" fo:font-size="11pt" officeooo:rsid="001e5213" officeooo:paragraph-rsid="001e5213" style:font-size-asian="11pt" style:font-size-complex="11pt"/>
    </style:style>
    <style:style style:name="P18" style:family="paragraph" style:parent-style-name="Preformatted_20_Text">
      <style:text-properties style:font-name="Arial" fo:font-size="11pt" officeooo:rsid="001fc12e" officeooo:paragraph-rsid="001fc12e" style:font-size-asian="11pt" style:font-size-complex="11pt"/>
    </style:style>
    <style:style style:name="P19" style:family="paragraph" style:parent-style-name="Preformatted_20_Text">
      <style:text-properties style:font-name="Arial" fo:font-size="11pt" fo:font-weight="bold" officeooo:rsid="001e5213" officeooo:paragraph-rsid="001e5213" style:font-size-asian="11pt" style:font-weight-asian="bold" style:font-size-complex="11pt" style:font-weight-complex="bold"/>
    </style:style>
    <style:style style:name="P20" style:family="paragraph" style:parent-style-name="Preformatted_20_Text">
      <style:text-properties style:font-name="Arial" fo:font-size="11pt" fo:font-weight="bold" style:font-size-asian="11pt" style:font-weight-asian="bold" style:font-size-complex="11pt" style:font-weight-complex="bold"/>
    </style:style>
    <style:style style:name="P21" style:family="paragraph" style:parent-style-name="Preformatted_20_Text">
      <style:text-properties style:font-name="Arial" fo:font-size="14pt" style:text-underline-style="solid" style:text-underline-width="auto" style:text-underline-color="font-color" style:font-size-asian="14pt" style:font-size-complex="14pt"/>
    </style:style>
    <style:style style:name="P22" style:family="paragraph" style:parent-style-name="Texto_20_predeterminado">
      <style:paragraph-properties fo:text-align="end" style:justify-single-word="false" fo:orphans="0" fo:widows="0" fo:hyphenation-ladder-count="no-limit" style:text-autospace="ideograph-alpha" style:punctuation-wrap="hanging" style:line-break="strict" style:writing-mode="lr-tb"/>
      <style:text-properties fo:font-size="8pt" style:font-size-asian="8pt" style:font-size-complex="8pt" fo:hyphenate="false" fo:hyphenation-remain-char-count="2" fo:hyphenation-push-char-count="2" loext:hyphenation-no-caps="false"/>
    </style:style>
    <style:style style:name="P23" style:family="paragraph" style:parent-style-name="Preformatted_20_Text">
      <style:text-properties fo:color="#5983b0" loext:opacity="100%" style:font-name="Arial" fo:font-size="11pt" style:font-size-asian="11pt" style:font-size-complex="11pt"/>
    </style:style>
    <style:style style:name="P24" style:family="paragraph" style:parent-style-name="Preformatted_20_Text">
      <style:text-properties fo:color="#3465a4" loext:opacity="100%" style:font-name="Arial" fo:font-size="11pt" style:font-size-asian="11pt" style:font-size-complex="11pt"/>
    </style:style>
    <style:style style:name="P25" style:family="paragraph" style:parent-style-name="Preformatted_20_Text">
      <style:text-properties fo:color="#3465a4" loext:opacity="100%" style:font-name="Arial" fo:font-size="11pt" officeooo:paragraph-rsid="00186ae3" style:font-size-asian="11pt" style:font-size-complex="11pt"/>
    </style:style>
    <style:style style:name="P26" style:family="paragraph" style:parent-style-name="Preformatted_20_Text">
      <style:text-properties fo:color="#3465a4" loext:opacity="100%" style:font-name="Arial" fo:font-size="11pt" officeooo:paragraph-rsid="001c1204" style:font-size-asian="11pt" style:font-size-complex="11pt"/>
    </style:style>
    <style:style style:name="P27" style:family="paragraph" style:parent-style-name="Preformatted_20_Text">
      <style:text-properties fo:color="#3465a4" loext:opacity="100%" style:font-name="Arial" fo:font-size="11pt" officeooo:paragraph-rsid="00215831" style:font-size-asian="11pt" style:font-size-complex="11pt"/>
    </style:style>
    <style:style style:name="P28" style:family="paragraph" style:parent-style-name="Preformatted_20_Text">
      <style:text-properties fo:color="#3465a4" loext:opacity="100%" style:font-name="Arial" fo:font-size="11pt" officeooo:paragraph-rsid="0011b1a8" style:font-size-asian="11pt" style:font-size-complex="11pt"/>
    </style:style>
    <style:style style:name="P29" style:family="paragraph" style:parent-style-name="Preformatted_20_Text">
      <style:text-properties fo:color="#3465a4" loext:opacity="100%" style:font-name="Arial" fo:font-size="14pt" style:text-underline-style="solid" style:text-underline-width="auto" style:text-underline-color="font-color" fo:font-weight="bold" style:font-size-asian="14pt" style:font-weight-asian="bold" style:font-size-complex="14pt" style:font-weight-complex="bold"/>
    </style:style>
    <style:style style:name="P30" style:family="paragraph" style:parent-style-name="Preformatted_20_Text" style:master-page-name="Standard">
      <style:paragraph-properties style:page-number="auto" fo:break-before="page"/>
      <style:text-properties style:font-name="Arial" fo:font-size="11pt" fo:font-weight="bold" officeooo:rsid="001682ea" officeooo:paragraph-rsid="001682ea" style:font-size-asian="11pt" style:font-weight-asian="bold" style:font-size-complex="11pt" style:font-weight-complex="bold"/>
    </style:style>
    <style:style style:name="P31" style:family="paragraph">
      <style:paragraph-properties fo:text-align="center"/>
    </style:style>
    <style:style style:name="T1" style:family="text">
      <style:text-properties fo:font-size="18pt" style:font-size-asian="18pt"/>
    </style:style>
    <style:style style:name="T2" style:family="text">
      <style:text-properties style:font-name="Arial" fo:font-size="10pt" style:font-size-asian="10pt" style:font-size-complex="10pt"/>
    </style:style>
    <style:style style:name="T3" style:family="text">
      <style:text-properties style:font-name="Arial" fo:font-size="18pt" fo:font-style="italic" style:font-size-asian="18pt" style:font-style-asian="italic" style:font-size-complex="14pt" style:font-style-complex="italic"/>
    </style:style>
    <style:style style:name="T4" style:family="text">
      <style:text-properties style:font-name="Arial" fo:font-size="14pt" fo:font-style="italic" style:font-size-asian="14pt" style:font-style-asian="italic" style:font-size-complex="14pt" style:font-style-complex="italic"/>
    </style:style>
    <style:style style:name="T5" style:family="text">
      <style:text-properties style:font-name="Arial" fo:font-size="12pt" style:font-size-asian="12pt" style:font-size-complex="12pt"/>
    </style:style>
    <style:style style:name="T6" style:family="text">
      <style:text-properties fo:font-size="10pt" style:font-size-asian="10pt" style:font-size-complex="10pt"/>
    </style:style>
    <style:style style:name="T7" style:family="text">
      <style:text-properties fo:font-size="14pt" fo:font-style="italic" style:font-size-asian="14pt" style:font-style-asian="italic" style:font-size-complex="14pt" style:font-style-complex="italic"/>
    </style:style>
    <style:style style:name="T8" style:family="text">
      <style:text-properties officeooo:rsid="00186ae3"/>
    </style:style>
    <style:style style:name="T9" style:family="text">
      <style:text-properties officeooo:rsid="000afd09"/>
    </style:style>
    <style:style style:name="T10" style:family="text">
      <style:text-properties fo:text-transform="uppercase" style:use-window-font-color="true" loext:opacity="0%" style:font-name="Arial" fo:language="es" fo:country="ES" fo:font-style="italic" style:font-name-asian="Lucida Sans Unicode" style:language-asian="es" style:country-asian="ES" style:font-style-asian="italic" style:font-name-complex="Arial" style:language-complex="es" style:country-complex="ES" style:font-style-complex="italic"/>
    </style:style>
    <style:style style:name="T11" style:family="text">
      <style:text-properties fo:text-transform="uppercase" style:use-window-font-color="true" loext:opacity="0%" style:font-name="Arial" fo:language="es" fo:country="ES" style:font-name-asian="Lucida Sans Unicode" style:language-asian="es" style:country-asian="ES" style:font-name-complex="Arial" style:language-complex="es" style:country-complex="ES"/>
    </style:style>
    <style:style style:name="T12" style:family="text">
      <style:text-properties fo:font-size="8pt" style:font-size-asian="8pt" style:font-size-complex="8pt"/>
    </style:style>
    <style:style style:name="T13" style:family="text">
      <style:text-properties fo:font-size="8pt" officeooo:rsid="001d4c64" style:font-size-asian="8pt" style:font-size-complex="8pt"/>
    </style:style>
    <style:style style:name="T14" style:family="text">
      <style:text-properties officeooo:rsid="000a57a0"/>
    </style:style>
    <style:style style:name="T15" style:family="text">
      <style:text-properties fo:font-weight="bold" style:font-weight-asian="bold" style:font-weight-complex="bold"/>
    </style:style>
    <style:style style:name="T16" style:family="text">
      <style:text-properties fo:font-weight="bold" officeooo:rsid="000a57a0" style:font-weight-asian="bold" style:font-weight-complex="bold"/>
    </style:style>
    <style:style style:name="T17" style:family="text">
      <style:text-properties fo:font-weight="bold" officeooo:rsid="00152195" style:font-weight-asian="bold" style:font-weight-complex="bold"/>
    </style:style>
    <style:style style:name="T18" style:family="text">
      <style:text-properties fo:font-weight="bold" officeooo:rsid="001540b2" style:font-weight-asian="bold" style:font-weight-complex="bold"/>
    </style:style>
    <style:style style:name="T19" style:family="text">
      <style:text-properties fo:font-weight="bold" officeooo:rsid="000afd09" style:font-weight-asian="bold" style:font-weight-complex="bold"/>
    </style:style>
    <style:style style:name="T20" style:family="text">
      <style:text-properties fo:font-weight="bold" officeooo:rsid="00186ae3" style:font-weight-asian="bold" style:font-weight-complex="bold"/>
    </style:style>
    <style:style style:name="T21" style:family="text">
      <style:text-properties fo:font-weight="bold" officeooo:rsid="001c1204" style:font-weight-asian="bold" style:font-weight-complex="bold"/>
    </style:style>
    <style:style style:name="T22" style:family="text">
      <style:text-properties fo:font-weight="bold" officeooo:rsid="001d4c64" style:font-weight-asian="bold" style:font-weight-complex="bold"/>
    </style:style>
    <style:style style:name="T23" style:family="text">
      <style:text-properties fo:font-weight="bold" officeooo:rsid="0020a503" style:font-weight-asian="bold" style:font-weight-complex="bold"/>
    </style:style>
    <style:style style:name="T24" style:family="text">
      <style:text-properties fo:font-weight="bold" officeooo:rsid="00215831" style:font-weight-asian="bold" style:font-weight-complex="bold"/>
    </style:style>
    <style:style style:name="T25" style:family="text">
      <style:text-properties fo:font-weight="bold" officeooo:rsid="0027799f" style:font-weight-asian="bold" style:font-weight-complex="bold"/>
    </style:style>
    <style:style style:name="T26" style:family="text">
      <style:text-properties fo:color="#000000" loext:opacity="100%" style:font-name-asian="Courier New" style:language-asian="es" style:country-asian="ES" style:font-name-complex="Courier New" style:language-complex="es" style:country-complex="ES"/>
    </style:style>
    <style:style style:name="T27" style:family="text">
      <style:text-properties fo:color="#000000" loext:opacity="100%" officeooo:rsid="001c1204" style:font-name-asian="Courier New" style:language-asian="es" style:country-asian="ES" style:font-name-complex="Courier New" style:language-complex="es" style:country-complex="ES"/>
    </style:style>
    <style:style style:name="T28" style:family="text">
      <style:text-properties fo:background-color="transparent" loext:char-shading-value="0"/>
    </style:style>
    <style:style style:name="T29" style:family="text">
      <style:text-properties fo:background-color="#eeeeee" loext:char-shading-value="0"/>
    </style:style>
    <style:style style:name="T30" style:family="text">
      <style:text-properties officeooo:rsid="00145a6e" fo:background-color="#eeeeee" loext:char-shading-value="0"/>
    </style:style>
    <style:style style:name="T31" style:family="text">
      <style:text-properties fo:background-color="#dddddd" loext:char-shading-value="0"/>
    </style:style>
    <style:style style:name="T32" style:family="text">
      <style:text-properties officeooo:rsid="00145a6e"/>
    </style:style>
    <style:style style:name="T33" style:family="text">
      <style:text-properties officeooo:rsid="001540b2"/>
    </style:style>
    <style:style style:name="T34" style:family="text">
      <style:text-properties fo:font-weight="normal" officeooo:rsid="00186ae3" style:font-weight-asian="normal" style:font-weight-complex="normal"/>
    </style:style>
    <style:style style:name="T35" style:family="text">
      <style:text-properties officeooo:rsid="001c1204"/>
    </style:style>
    <style:style style:name="T36" style:family="text">
      <style:text-properties officeooo:rsid="001d4c64"/>
    </style:style>
    <style:style style:name="T37" style:family="text">
      <style:text-properties officeooo:rsid="0020a503"/>
    </style:style>
    <style:style style:name="T38" style:family="text">
      <style:text-properties officeooo:rsid="00215831"/>
    </style:style>
    <style:style style:name="T39" style:family="text">
      <style:text-properties officeooo:rsid="0028759f"/>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from-left" style:horizontal-rel="paragraph" fo:background-color="#ffffff" style:background-transparency="0%" draw:fill="solid" draw:fill-color="#ffffff" draw:opacity="100%" fo:padding="0.15cm" fo:border="0.06pt solid #0000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evinop<text:span text:style-name="T8">mongo</text:span></text:p>
      <text:p text:style-name="P12"/>
      <text:p text:style-name="P8">Cando remate<text:span text:style-name="T8">s</text:span> o <text:span text:style-name="T8">exercicio</text:span> deberedes gardar o proxecto completo <text:s/>nun arquivo comprimido que se chamar<text:span text:style-name="T26">á</text:span>: AD<text:span text:style-name="T14">_nomedoalumno</text:span> <text:span text:style-name="T8">e subilo a esemtia</text:span></text:p>
      <text:p text:style-name="P24">When you finish the exercise, you must save the complete project in a compressed file that will be called: AD_<text:span text:style-name="T37">yourname</text:span> and upload it to the <text:span text:style-name="T37">Esemtia platform</text:span></text:p>
      <text:p text:style-name="P23"/>
      <text:p text:style-name="P18">as tres colecions que siguen as atoparedes no ficheiro <text:span text:style-name="T15">colecionsevinopmongo</text:span>. </text:p>
      <text:p text:style-name="P24">you will find the three collections that follow in the file colecionsevinopmongo.</text:p>
      <text:p text:style-name="P8"/>
      <text:p text:style-name="P8"/>
      <text:p text:style-name="P8">1) Dispomos dun<text:span text:style-name="T8">ha colecion Mongo</text:span> denominad<text:span text:style-name="T8">a</text:span> ‘<text:span text:style-name="T15">analisis’</text:span> que contén información referente a uvas analizadas nun laboratorio enoloxico.</text:p>
      <text:p text:style-name="P8">A información que se atopa en cada <text:span text:style-name="T8">documento </text:span><text:s/>corresponde a un análisis dunha uva traída por un cliente . Os datos concretos <text:span text:style-name="T8">de cada documento </text:span><text:s/>son:</text:p>
      <text:p text:style-name="P24">We have a Mongo collection called '<text:span text:style-name="T15">analysis</text:span>' that contains information about grapes analyzed in an oenological laboratory.</text:p>
      <text:p text:style-name="P24">The information found in each document corresponds to an analysis of a grape brought by a customer. The specific data of each document are:</text:p>
      <text:p text:style-name="P24"/>
      <text:p text:style-name="P8"><text:span text:style-name="T20">_id</text:span>: <text:span text:style-name="T26">é</text:span> o codigo do analisis , componse de dous caracteres alfanuméricos</text:p>
      <text:p text:style-name="P8"><text:span text:style-name="T15">acidez</text:span> : <text:span text:style-name="T26">é</text:span> un número que indica a acidez da uva </text:p>
      <text:p text:style-name="P8"><text:span text:style-name="T15">grao</text:span>: <text:span text:style-name="T26">é</text:span> un número que indica o grao alcoholico da uva</text:p>
      <text:p text:style-name="P8"><text:span text:style-name="T15">taninos</text:span>: <text:span text:style-name="T26">é</text:span> un número que indica a cantidade en taninos da uva</text:p>
      <text:p text:style-name="P8"><text:span text:style-name="T15">tipodeuva</text:span>: <text:span text:style-name="T26">é</text:span> unha letra que identifica a variedade de uva analizada</text:p>
      <text:p text:style-name="P8"><text:span text:style-name="T15">cantidade</text:span>: <text:span text:style-name="T26">é</text:span> un número que indica a cantidade de uva para a que se fai o analise ( expresada en toneladas)</text:p>
      <text:p text:style-name="P8"><text:span text:style-name="T15">dni</text:span>: <text:span text:style-name="T26">é</text:span> o dni do cliente que encargou o analisis</text:p>
      <text:p text:style-name="P8"/>
      <text:p text:style-name="P24">_id: is the code of the analysis, it consists of two alphanumeric characters</text:p>
      <text:p text:style-name="P24"><text:span text:style-name="T37">acidez</text:span> : is a number that indicates the acidity of the grape</text:p>
      <text:p text:style-name="P24"><text:span text:style-name="T37">grao</text:span>: it is a number that indicates the alcoholic degree of the grape</text:p>
      <text:p text:style-name="P24"><text:span text:style-name="T37">taninos</text:span>: is a number that indicates the amount of tannins in the grape</text:p>
      <text:p text:style-name="P24"><text:span text:style-name="T37">tipodeuva</text:span>: it is a letter that identifies the variety of grape analyzed</text:p>
      <text:p text:style-name="P24"><text:span text:style-name="T37">cantidade</text:span>: it is a number that indicates the quantity of grapes for which the analysis is carried out (expressed in tons)</text:p>
      <text:p text:style-name="P24">dni: is the dni of the client who commissioned the analysis</text:p>
      <text:p text:style-name="P8"/>
      <text:p text:style-name="P8">Concretamente neste exemplo <text:span text:style-name="T8">a colecion </text:span><text:span text:style-name="T15">'analisis'</text:span> conten as seguintes lineas ( poderia conter calesquera outras)</text:p>
      <text:p text:style-name="P24">Specifically in this example the '<text:span text:style-name="T15">analysis</text:span>' collection contains the following lines (it could contain any others)</text:p>
      <text:p text:style-name="P8"/>
      <text:p text:style-name="P8">{_id:'a1',acidez:6,grao:9,taninos:0,tipodeuva:'c',cantidade:2,dni:'36898976z'}</text:p>
      <text:p text:style-name="P8">,{_id:'a2',acidez:15,grao:0,taninos:8,tipodeuva:'a',cantidade:3,dni:'36598767j'}</text:p>
      <text:p text:style-name="P8">,{_id:'a3',acidez:8,grao:14,taninos:0,tipodeuva:'l',cantidade:20,dni:'36434321m'}</text:p>
      <text:p text:style-name="P8">,{_id:'a4',acidez:6,grao:10,taninos:0,tipodeuva:'a',cantidade:10,dni:'36898976z'}</text:p>
      <text:p text:style-name="P8"/>
      <text:p text:style-name="P8">2)Dispomos <text:span text:style-name="T8">dunha <text:s/></text:span><text:s/><text:span text:style-name="T8">colecion</text:span> denominad<text:span text:style-name="T8">a</text:span><text:span text:style-name="T15"> </text:span><text:span text:style-name="T20"><text:s/>uvas </text:span><text:span text:style-name="T34">que</text:span><text:span text:style-name="T20"> </text:span>conten <text:span text:style-name="T8">documentos </text:span><text:s/>das distintas variedades de uvas que se coñecen. </text:p>
      <text:p text:style-name="P13">Os datos concretos <text:span text:style-name="T8">de cada documento </text:span><text:s/>son:</text:p>
      <text:p text:style-name="P25">We have a collection called <text:span text:style-name="T23">uvas</text:span> that contain documents on the different varieties of grapes that are known.</text:p>
      <text:p text:style-name="P25">The specific data of each document are:</text:p>
      <text:p text:style-name="P13"/>
      <text:p text:style-name="P8"><text:soft-page-break/><text:span text:style-name="T21">_id</text:span> <text:s/>- consiste unha letra que identifica a unha uva concreta</text:p>
      <text:p text:style-name="P8"><text:span text:style-name="T15">nomeu</text:span> - <text:span text:style-name="T26">é</text:span> o nome da uva </text:p>
      <text:p text:style-name="P8"><text:span text:style-name="T15">acidezmin</text:span> <text:s/>- <text:span text:style-name="T26">é</text:span> a acidez minima que deberia ter dita uva</text:p>
      <text:p text:style-name="P8"><text:span text:style-name="T15">acidezmax</text:span> <text:s/>- <text:span text:style-name="T26">é</text:span> a acidez maxima que debería ter dita uva</text:p>
      <text:p text:style-name="P24">_id - consists of a letter that identifies a specific grape</text:p>
      <text:p text:style-name="P24">n<text:span text:style-name="T37">omeu</text:span> - is the name of the grape</text:p>
      <text:p text:style-name="P24">aci<text:span text:style-name="T37">dez</text:span>min - is the minimum acidity that this grape should have</text:p>
      <text:p text:style-name="P24">aci<text:span text:style-name="T37">dez</text:span>max - is the maximum acidity that this grape should have</text:p>
      <text:p text:style-name="P24"/>
      <text:p text:style-name="P8"/>
      <text:p text:style-name="P8">{_id:'a',nomeu:'alvarinho',acidezmin:10,acidezmax:14},<text:tab/> <text:s/></text:p>
      <text:p text:style-name="P8">{_id:'m',nomeu:'mencia',acidezmin:8,acidezmax:12},</text:p>
      <text:p text:style-name="P8">{_id:'c',nomeu:'cainho',acidezmin:7,acidezmax:10},</text:p>
      <text:p text:style-name="P8">{_id:'p',nomeu:'pedral',acidezmin:8,acidezmax:11},</text:p>
      <text:p text:style-name="P8">{_id:'l',nomeu:'loureiro',acidezmin:6,acidezmax:10},</text:p>
      <text:p text:style-name="P8">{_id:'g',nomeu:'garnacha',acidezmin:8,acidezmax:14}</text:p>
      <text:p text:style-name="P8"/>
      <text:p text:style-name="P8"/>
      <text:p text:style-name="P8"/>
      <text:p text:style-name="P14"><text:span text:style-name="T35">3) dispomos dunha colecion chamada </text:span>clientes: contén os datos dos clientes que traen uvas a analizar .</text:p>
      <text:p text:style-name="P14"><text:s/><text:span text:style-name="T35">Os datos concretos de cada documento son:</text:span></text:p>
      <text:p text:style-name="P26">we have a collection called <text:span text:style-name="T23">clientes</text:span>: it contains the data of customers who bring grapes to be analyzed.</text:p>
      <text:p text:style-name="P26"><text:s/>The specific data of each document are:</text:p>
      <text:p text:style-name="P14"/>
      <text:p text:style-name="P8"><text:span text:style-name="T21">_id</text:span> - identifica a un cliente</text:p>
      <text:p text:style-name="P8"><text:span text:style-name="T15">nome</text:span> - e o nome do cliente</text:p>
      <text:p text:style-name="P8"><text:span text:style-name="T15">telf</text:span> - e o telefono do cliente</text:p>
      <text:p text:style-name="P8"><text:span text:style-name="T15">numerodeanalisis</text:span> - e o número de análisis de uva que o cliente leva feitos </text:p>
      <text:p text:style-name="P9">_id - identifies a customer</text:p>
      <text:p text:style-name="P9"><text:span text:style-name="T37">nome</text:span> - <text:span text:style-name="T37">is</text:span> the customer's name</text:p>
      <text:p text:style-name="P9">telf - <text:span text:style-name="T37">is</text:span> the customer's phone number</text:p>
      <text:p text:style-name="P9">numerodeanalisis - <text:span text:style-name="T37">is</text:span> the number of grape analysis that the customer has done</text:p>
      <text:p text:style-name="P9"/>
      <text:p text:style-name="P9"/>
      <text:p text:style-name="P9">{_id:'36598767j',nome:'luis',telf:986876565,numerodeanalisis:6},</text:p>
      <text:p text:style-name="P9">{_id:'36898976z',nome:'ana',telf:986212323,numerodeanalisis:16},</text:p>
      <text:p text:style-name="P9">{_id:'36878745p',nome:'pedro',telf:986437654,numerodeanalisis:10},</text:p>
      <text:p text:style-name="P9">{_id:'36434321m',nome:'jose',telf:986923412,numerodeanalisis:0}</text:p>
      <text:p text:style-name="P9"/>
      <text:p text:style-name="P9"/>
      <text:p text:style-name="P15"/>
      <text:p text:style-name="P8"/>
      <text:p text:style-name="P21"><text:span text:style-name="T17">Q</text:span><text:span text:style-name="T15">ue se pide:</text:span></text:p>
      <text:p text:style-name="P29">What is requested:</text:p>
      <text:p text:style-name="P8">crear unha aplicación chamda '<text:span text:style-name="T19">evinop</text:span><text:span text:style-name="T21">mongo</text:span>' <text:s/>que para cada uva analizada ( lembrar que cada uva analizada se atopa <text:span text:style-name="T38">nun documento dentro da colecion </text:span>‘analisis’ ):</text:p>
      <text:p text:style-name="P24">create an application called 'evinopmongo' that for each analyzed grape (remember that each analyzed grape is found in a document within the 'anal<text:span text:style-name="T38">i</text:span>sis' collection):</text:p>
      <text:p text:style-name="P24"/>
      <text:p text:style-name="P24"/>
      <text:p text:style-name="P8"><text:soft-page-break/>a) <text:s/>insira un nov<text:span text:style-name="T14">o</text:span> <text:span text:style-name="T35">documento </text:span><text:span text:style-name="T14"><text:s/></text:span><text:span text:style-name="T35">nunha nova coleci</text:span><text:span text:style-name="T27">ó</text:span><text:span text:style-name="T35">n chamada </text:span><text:span text:style-name="T14"><text:s/></text:span><text:span text:style-name="T16">xerado</text:span>. As informaciones que que debe gravar por cada <text:span text:style-name="T35">documento </text:span><text:s/>son:</text:p>
      <text:p text:style-name="P24">insert a new document into a new collection called <text:span text:style-name="T24">xerado</text:span>. The information that must be recorded for each document is:</text:p>
      <text:p text:style-name="P24"/>
      <text:p text:style-name="P8">n<text:span text:style-name="T35">a</text:span> <text:span text:style-name="T35">clave</text:span> <text:span text:style-name="T21">_id</text:span> : o código do análisis</text:p>
      <text:p text:style-name="P8">no <text:span text:style-name="T35">par</text:span> <text:span text:style-name="T15">nomeuva</text:span>: o nome da uva</text:p>
      <text:p text:style-name="P8">no <text:span text:style-name="T35">par</text:span> <text:span text:style-name="T15">tratacidez</text:span>: <text:s/>un dos seguintes textos:</text:p>
      <text:p text:style-name="P8"><text:tab/>o texto ‘subir acidez’ <text:s/>se a acidez de dita uva esta por debaixo da minima que corresponde a dita uva,</text:p>
      <text:p text:style-name="P8"><text:tab/>o texto ‘baixar acidez’ se a acidez de dita uva esta por riba da maxima que corresponde a dita uva ,</text:p>
      <text:p text:style-name="P11">o texto ‘acidez correcta’ se a acidezde dita uva esta comprendida entre os valores mínimo e máximo que corresponde a dita uva .</text:p>
      <text:p text:style-name="P8">no <text:span text:style-name="T35">par</text:span> <text:span text:style-name="T15">total</text:span> : o resultado de calcular canto se debe pagar por dito análisis. Dito calculo obtense multiplicando por 15 a cantidade de uva analizada</text:p>
      <text:p text:style-name="P24">in the _id key: the analysis code</text:p>
      <text:p text:style-name="P24">in the noumeva pair: the name of the grape</text:p>
      <text:p text:style-name="P24">in <text:span text:style-name="T38">the </text:span><text:s/>tratacidez<text:span text:style-name="T38"> pair</text:span>: one of the following texts:</text:p>
      <text:p text:style-name="P24"><text:span text:style-name="T38"><text:s text:c="3"/>- </text:span>the text '<text:span text:style-name="T38">subir acidez</text:span>' if the acidity of said grape is below the minimum that corresponds to said grape,</text:p>
      <text:p text:style-name="P24"><text:span text:style-name="T38"><text:s text:c="3"/>- </text:span>the text '<text:span text:style-name="T38">bajaar acidez</text:span>' if the acidity of said grape is above the maximum corresponding to said grape,</text:p>
      <text:p text:style-name="P27"><text:span text:style-name="T38"><text:s text:c="3"/>- </text:span>the text '<text:span text:style-name="T38">acidez correcta</text:span>' if the acidity of said grape is included between the minimum and maximum values ​<text:span text:style-name="T38"> <text:s text:c="2"/></text:span>that correspond to said grape.</text:p>
      <text:p text:style-name="P24">in <text:span text:style-name="T38">the </text:span>total pa<text:span text:style-name="T38">i</text:span>r : the result of calculating how much should be paid for said analysis. This calculation is obtained by multiplying by 15 the amount of grapes analyzed</text:p>
      <text:p text:style-name="P24"/>
      <text:p text:style-name="P8"/>
      <text:p text:style-name="P8"/>
      <text:p text:style-name="P8"/>
      <text:p text:style-name="P8">b) aumente en <text:span text:style-name="T14">1</text:span> <text:span text:style-name="T35">(</text:span>na <text:span text:style-name="T35">colecion </text:span><text:s/><text:span text:style-name="T15">clientes</text:span><text:span text:style-name="T21">)</text:span> o <text:span text:style-name="T15">numerodeanalisis</text:span> levados a cabo por o cliente correspondente a uva analizada (o <text:s/>DNI do cliente que mandou analizar a uva atopase ao final <text:span text:style-name="T35">dos documentos </text:span><text:s/><text:span text:style-name="T35">da colecion analisis</text:span>)</text:p>
      <text:p text:style-name="P28">increase by 1 (in the <text:span text:style-name="T15">client</text:span><text:span text:style-name="T24">e</text:span><text:span text:style-name="T15">s</text:span> collection) the number of analyzes carried out by the client corresponding to the analyzed grape (the DNI of the client who had the grape analyzed can be found at the end of the documents in the anal<text:span text:style-name="T38">i</text:span>sis collection)</text:p>
      <text:p text:style-name="P8"/>
      <text:p text:style-name="P8"/>
      <text:p text:style-name="P8"/>
      <text:p text:style-name="P8"/>
      <text:p text:style-name="P8"/>
      <text:p text:style-name="P8"/>
      <text:p text:style-name="P8"/>
      <text:p text:style-name="P8"/>
      <text:p text:style-name="P8"/>
      <text:p text:style-name="P8"/>
      <text:p text:style-name="P8"/>
      <text:p text:style-name="P16"/>
      <text:p text:style-name="P16"/>
      <text:p text:style-name="P16"/>
      <text:p text:style-name="P16"/>
      <text:p text:style-name="P8"/>
      <text:p text:style-name="P8"/>
      <text:p text:style-name="P8"/>
      <text:p text:style-name="P8"/>
      <text:p text:style-name="P8"><text:soft-page-break/>DATOS<text:span text:style-name="T36"> d</text:span><text:span text:style-name="T38">a</text:span><text:span text:style-name="T36">s colecions</text:span><text:span text:style-name="T38"> (as frechas expresan o tratamento do primeiro analisis)</text:span></text:p>
      <text:p text:style-name="P24">DATA of the collections (the arrows express the treatment of the first analysis)</text:p>
      <text:section text:style-name="Sect1" text:name="Sección1">
        <text:p text:style-name="P20">analisis</text:p>
        <text:p text:style-name="P17">_id,acidez,grao,taninos,tipodeuva,cantidade,dni</text:p>
        <text:p text:style-name="P8"><draw:line text:anchor-type="paragraph" draw:z-index="8" draw:name="Línea 1" draw:style-name="gr1" draw:text-style-name="P31" svg:x1="1.64cm" svg:y1="0.189cm" svg:x2="9.339cm" svg:y2="1.995cm"><text:p/></draw:line><draw:line text:anchor-type="paragraph" draw:z-index="9" draw:name="Línea 2" draw:style-name="gr1" draw:text-style-name="P31" svg:x1="3.418cm" svg:y1="0.189cm" svg:x2="0.243cm" svg:y2="5.918cm"><text:p/></draw:line><text:span text:style-name="T29">a1</text:span>,<text:span text:style-name="T31">6</text:span>,9,0,<text:span text:style-name="T29">c</text:span>,2,<text:span text:style-name="T29">36898976z</text:span></text:p>
        <text:p text:style-name="P8">a2,15,0,8,a,3,36598767j</text:p>
        <text:p text:style-name="P8">a3,8,14,0,l,20,36434321m</text:p>
        <text:p text:style-name="P8">a4,6,10,0,a,10,36898976z</text:p>
        <text:p text:style-name="P8"/>
        <text:p text:style-name="P8"><draw:line text:anchor-type="paragraph" draw:z-index="10" draw:name="Línea 3" draw:style-name="gr1" draw:text-style-name="P31" svg:x1="2.106cm" svg:y1="0.337cm" svg:x2="7.341cm" svg:y2="3.611cm"><text:p/></draw:line></text:p>
        <text:p text:style-name="P8"/>
        <text:p text:style-name="P8"/>
        <text:p text:style-name="P8"><text:s/><text:span text:style-name="T33"><text:s/></text:span><text:span text:style-name="T18">u</text:span><text:span text:style-name="T15">vas</text:span></text:p>
        <text:p text:style-name="P8"/>
        <text:p text:style-name="P8"><text:span text:style-name="T13">_id</text:span><text:span text:style-name="T12"> <text:tab/>nomeu <text:s text:c="6"/>acidezmin <text:s/>acidezmax <text:s text:c="3"/></text:span></text:p>
        <text:p text:style-name="P8">- <text:tab/>---------- ---------- ---------- </text:p>
        <text:p text:style-name="P8">a <text:tab/>alvarinho 10 <text:tab/><text:tab/>14<text:tab/> <text:s/></text:p>
        <text:p text:style-name="P8">m <text:tab/>mencia <text:s text:c="4"/>8 <text:tab/><text:tab/>12</text:p>
        <text:p text:style-name="P8"><text:span text:style-name="T29">c </text:span><text:tab/><text:span text:style-name="T29">cainho</text:span><text:tab/> <text:s text:c="5"/><text:span text:style-name="T31">7 </text:span><text:tab/><text:tab/><text:span text:style-name="T31">10</text:span></text:p>
        <text:p text:style-name="P8">p <text:tab/>pedral<text:tab/> <text:s text:c="5"/>8 <text:tab/><text:tab/>11</text:p>
        <text:p text:style-name="P8">l <text:tab/>loureiro <text:s text:c="4"/>6 <text:tab/><text:tab/>10</text:p>
        <text:p text:style-name="P8">g <text:tab/>garnacha <text:s/>8 <text:tab/><text:tab/>14</text:p>
      </text:section>
      <text:section text:style-name="Sect1" text:name="Sección2">
        <text:p text:style-name="P19">clientes</text:p>
        <text:p text:style-name="P8"/>
        <text:p text:style-name="P8"><text:span text:style-name="T36">_id</text:span><text:tab/> <text:s text:c="8"/>NOME TELF <text:s/>NUMERODEANALISIS</text:p>
        <text:p text:style-name="P8">--------- <text:s text:c="9"/>--------- ---------- <text:tab/> <text:s text:c="5"/>----------------</text:p>
        <text:p text:style-name="P8">36598767j <text:s text:c="3"/>luis <text:s text:c="5"/>986876565<text:tab/>6</text:p>
        <text:p text:style-name="P8"><text:span text:style-name="T29">36898976z</text:span><text:span text:style-name="T28"> <text:s/></text:span><text:s/>ana <text:s text:c="5"/>986212323<text:tab/>16<text:span text:style-name="T32"> <text:s text:c="6"/>(</text:span><text:span text:style-name="T30">+1</text:span><text:span text:style-name="T32">)</text:span></text:p>
        <text:p text:style-name="P8">36878745p <text:s text:c="2"/>pedro <text:s text:c="2"/>986437654<text:tab/>10</text:p>
        <text:p text:style-name="P8">36434321m <text:s/>jose <text:s text:c="5"/>986923412<text:tab/>0</text:p>
        <text:p text:style-name="P8"/>
        <text:p text:style-name="P8"/>
        <text:p text:style-name="P8"/>
        <text:p text:style-name="P8"/>
        <text:p text:style-name="P8"/>
        <text:p text:style-name="P8"/>
        <text:p text:style-name="P8"/>
      </text:section>
      <text:p text:style-name="P8"/>
      <text:p text:style-name="P10"/>
      <text:p text:style-name="P8">DATOS <text:s/>na<text:span text:style-name="T36">s</text:span> <text:span text:style-name="T36">colecions </text:span><text:s/><text:span text:style-name="T15">cliente</text:span><text:span text:style-name="T22">s</text:span> e <text:span text:style-name="T36">na colecion</text:span><text:span text:style-name="T9"> </text:span><text:span text:style-name="T15">xerado</text:span> <text:span text:style-name="T15">despois</text:span> de executado o proxecto</text:p>
      <text:p text:style-name="P24">DATA in the <text:span text:style-name="T15">client</text:span><text:span text:style-name="T24">es</text:span> collection and in the <text:span text:style-name="T24">xerado</text:span><text:span text:style-name="T38"> </text:span>collection <text:s/>after the project was executed</text:p>
      <text:p text:style-name="P8"/>
      <text:p text:style-name="P8"><text:s/><text:span text:style-name="T15">clientes</text:span>;</text:p>
      <text:p text:style-name="P8"/>
      <text:p text:style-name="P8"><text:span text:style-name="T36">_id</text:span><text:tab/> <text:s/>NOME<text:tab/><text:tab/>TELF<text:tab/><text:tab/><text:tab/> NUMERODEANALISIS</text:p>
      <text:p text:style-name="P8">--------- --------------- <text:tab/><text:tab/>---------- <text:tab/><text:tab/>----------------</text:p>
      <text:p text:style-name="P8">36598767j luis<text:tab/><text:tab/> <text:s text:c="2"/>986876565<text:tab/><text:tab/> <text:s text:c="3"/>7</text:p>
      <text:p text:style-name="P8">36898976z ana<text:tab/><text:tab/> <text:s text:c="2"/>986212323<text:tab/><text:tab/> <text:s text:c="2"/><text:span text:style-name="T29">18</text:span></text:p>
      <text:p text:style-name="P8">36878745p pedro <text:tab/> <text:s text:c="2"/><text:tab/> <text:s text:c="2"/>986437654<text:tab/><text:tab/> <text:s text:c="2"/>10</text:p>
      <text:p text:style-name="P8">36434321m jose<text:tab/><text:tab/> <text:s text:c="2"/>986923412<text:tab/><text:tab/> <text:s text:c="3"/>1</text:p>
      <text:p text:style-name="P8"/>
      <text:p text:style-name="P8"><text:span text:style-name="T14"><text:s text:c="2"/></text:span><text:span text:style-name="T25">xerado</text:span><text:span text:style-name="T9"> </text:span></text:p>
      <text:p text:style-name="P8"/>
      <text:p text:style-name="P8"><text:span text:style-name="T39">_id</text:span> <text:s/>NOMEUVA<text:tab/> <text:s text:c="4"/>TRATACIDEZ <text:tab/> <text:s/>TOTAL</text:p>
      <text:p text:style-name="P8">---- --------------- <text:tab/>--------------- <text:tab/><text:tab/>----------</text:p>
      <text:p text:style-name="P8">a1 <text:s text:c="2"/>cainho<text:tab/> <text:s text:c="3"/><text:tab/> <text:span text:style-name="T29">subir acidez</text:span><text:tab/> <text:s text:c="3"/><text:tab/> 30</text:p>
      <text:p text:style-name="P8">a2 <text:s text:c="2"/>alvarinho<text:tab/> <text:s text:c="4"/><text:tab/>baixar acidez<text:tab/> <text:s text:c="3"/><text:tab/> 45</text:p>
      <text:p text:style-name="P8">a3 <text:s text:c="2"/>loureiro<text:tab/> <text:s text:c="4"/><text:tab/>equilibrada<text:tab/> <text:s text:c="3"/><text:tab/> <text:s/>300</text:p>
      <text:p text:style-name="P8">a4 <text:s text:c="2"/>alvarinho<text:tab/> <text:s text:c="4"/><text:tab/>subir acidez<text:tab/> <text:s text:c="2"/><text:tab/> 150</text:p>
      <text:p text:style-name="P8"/>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Andale Sans UI" svg:font-family="'Andale Sans UI'" style:font-family-generic="system" style:font-pitch="variable"/>
    <style:font-face style:name="Arial" svg:font-family="Arial" style:font-family-generic="swiss" style:font-pitch="variable"/>
    <style:font-face style:name="Arial Unicode MS" svg:font-family="'Arial Unicode MS'" style:font-family-generic="swiss" style:font-pitch="variable"/>
    <style:font-face style:name="Courier New" svg:font-family="'Courier New'" style:font-family-generic="modern"/>
    <style:font-face style:name="DejaVu Sans" svg:font-family="'DejaVu Sans'" style:font-family-generic="system" style:font-pitch="variable"/>
    <style:font-face style:name="HG Mincho Light J" svg:font-family="'HG Mincho Light J', msmincho" style:font-pitch="variable"/>
    <style:font-face style:name="Liberation Sans" svg:font-family="'Liberation Sans'" style:font-family-generic="swiss" style:font-pitch="variable"/>
    <style:font-face style:name="Lucida Sans Unicode" svg:font-family="'Lucida Sans Unicode'" style:font-pitch="variable"/>
    <style:font-face style:name="Tahoma" svg:font-family="Tahoma"/>
    <style:font-face style:name="Tahoma1" svg:font-family="Tahoma" style:font-family-generic="system" style:font-pitch="variable"/>
    <style:font-face style:name="Thorndale" svg:font-family="Thorndale" style:font-family-generic="roman" style:font-pitch="variable"/>
    <style:font-face style:name="Thorndale1" svg:font-family="Thorndale, 'Times New Roman'" style:font-family-generic="roman" style:font-pitch="variable"/>
    <style:font-face style:name="Times" svg:font-family="Times, 'Times New Roman'" style:font-pitch="variable"/>
    <style:font-face style:name="Times New Roman" svg:font-family="'Times New Roman'" style:font-family-generic="roman" style:font-pitch="variable"/>
  </office:font-face-decls>
  <office:styles>
    <draw:marker draw:name="Arrow" svg:viewBox="0 0 20 20" svg:d="M0 20l10-20 10 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horndale" fo:font-size="12pt" fo:language="gl" fo:country="ES" style:font-name-asian="Andale Sans UI" style:font-size-asian="12pt" style:language-asian="es" style:country-asian="ES" style:font-name-complex="Tahoma1"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horndale" fo:font-size="12pt" fo:language="gl" fo:country="ES" style:font-name-asian="Andale Sans UI" style:font-size-asian="12pt" style:language-asian="es" style:country-asian="ES" style:font-name-complex="Tahoma1" style:font-size-complex="12pt" style:language-complex="es" style:country-complex="E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fo:color="#000000" loext:opacity="100%" style:font-name="Thorndale1" fo:font-family="Thorndale, 'Times New Roman'" style:font-family-generic="roman" style:font-pitch="variable" fo:font-size="12pt" style:font-name-asian="HG Mincho Light J" style:font-family-asian="'HG Mincho Light J', msmincho" style:font-pitch-asian="variable" style:font-size-asian="12pt" style:language-asian="es" style:country-asian="ES" style:font-name-complex="Arial Unicode MS" style:font-family-complex="'Arial Unicode MS'" style:font-family-generic-complex="swiss" style:font-pitch-complex="variable" style:font-size-complex="12pt" style:language-complex="es" style:country-complex="ES" fo:hyphenate="false" fo:hyphenation-remain-char-count="2" fo:hyphenation-push-char-count="2" loext:hyphenation-no-caps="fals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style>
    <style:style style:name="Index" style:family="paragraph" style:parent-style-name="Standard" style:class="index">
      <style:paragraph-properties text:number-lines="false" text:line-number="0"/>
      <style:text-properties style:font-name-complex="Tahoma" style:font-family-complex="Tahoma"/>
    </style:style>
    <style:style style:name="Normal" style:family="paragraph" style:parent-style-name="Standard">
      <style:text-properties fo:font-size="10pt" style:font-size-asian="10pt"/>
    </style:style>
    <style:style style:name="Texto_20_predeterminado" style:display-name="Texto predeterminado" style:family="paragraph" style:parent-style-name="Normal">
      <style:paragraph-properties fo:margin-top="0cm" fo:margin-bottom="0cm" style:contextual-spacing="false" style:line-height-at-least="0.176cm"/>
      <style:text-properties fo:font-size="12pt" style:font-size-asian="12pt"/>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paragraph-properties fo:margin-top="0.494cm" fo:margin-bottom="0.21cm" style:contextual-spacing="false" fo:orphans="2" fo:widows="2" fo:hyphenation-ladder-count="no-limit"/>
      <style:text-properties fo:color="#000000" loext:opacity="100%" style:font-name="Times" fo:font-family="Times, 'Times New 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o_20_predeterminado">
      <style:paragraph-properties fo:text-align="end" style:justify-single-word="false"/>
    </style:style>
    <style:style style:name="MP2" style:family="paragraph" style:parent-style-name="Texto_20_predeterminado">
      <style:paragraph-properties fo:text-align="center" style:justify-single-word="false"/>
      <style:text-properties fo:font-size="10pt" style:font-size-asian="10pt" style:font-size-complex="10pt"/>
    </style:style>
    <style:style style:name="MP3" style:family="paragraph" style:parent-style-name="Texto_20_predeterminado">
      <style:paragraph-properties fo:text-align="center" style:justify-single-word="false"/>
      <style:text-properties fo:font-size="14pt" style:font-size-asian="14pt" style:font-size-complex="14pt"/>
    </style:style>
    <style:style style:name="MP4" style:family="paragraph" style:parent-style-name="Texto_20_predeterminado">
      <style:paragraph-properties fo:text-align="start" style:justify-single-word="false"/>
      <style:text-properties fo:font-size="10pt" style:font-size-asian="10pt" style:font-size-complex="10pt"/>
    </style:style>
    <style:style style:name="MP5" style:family="paragraph" style:parent-style-name="Texto_20_predeterminado">
      <style:paragraph-properties fo:text-align="start" style:justify-single-word="false"/>
      <style:text-properties fo:font-size="12pt" style:font-size-asian="12pt" style:font-size-complex="12pt"/>
    </style:style>
    <style:style style:name="MP6" style:family="paragraph" style:parent-style-name="Texto_20_predeterminado">
      <style:paragraph-properties fo:text-align="end" style:justify-single-word="false"/>
      <style:text-properties style:font-name="Arial" fo:font-size="12pt" style:font-size-asian="12pt" style:font-size-complex="12pt"/>
    </style:style>
    <style:style style:name="MP7" style:family="paragraph" style:parent-style-name="Texto_20_predeterminado">
      <style:paragraph-properties fo:text-align="end" style:justify-single-word="false"/>
      <style:text-properties style:font-name="Arial" fo:font-size="18pt" fo:font-style="italic" style:font-size-asian="18pt" style:font-style-asian="italic" style:font-size-complex="14pt" style:font-style-complex="italic"/>
    </style:style>
    <style:style style:name="MP8" style:family="paragraph" style:parent-style-name="Texto_20_predeterminado">
      <style:paragraph-properties fo:text-align="end" style:justify-single-word="false" fo:orphans="0" fo:widows="0" fo:hyphenation-ladder-count="no-limit" style:text-autospace="ideograph-alpha" style:punctuation-wrap="hanging" style:line-break="strict" style:writing-mode="lr-tb"/>
      <style:text-properties fo:font-size="8pt" style:font-size-asian="8pt" style:font-size-complex="8pt" fo:hyphenate="false" fo:hyphenation-remain-char-count="2" fo:hyphenation-push-char-count="2" loext:hyphenation-no-caps="false"/>
    </style:style>
    <style:style style:name="MT1" style:family="text">
      <style:text-properties fo:font-size="18pt" style:font-size-asian="18pt"/>
    </style:style>
    <style:style style:name="MT2" style:family="text">
      <style:text-properties style:font-name="Arial" fo:font-size="10pt" style:font-size-asian="10pt" style:font-size-complex="10pt"/>
    </style:style>
    <style:style style:name="MT3" style:family="text">
      <style:text-properties fo:font-size="10pt" style:font-size-asian="10pt" style:font-size-complex="10pt"/>
    </style:style>
    <style:style style:name="MT4" style:family="text">
      <style:text-properties style:font-name="Arial" fo:font-size="18pt" fo:font-style="italic" style:font-size-asian="18pt" style:font-style-asian="italic" style:font-size-complex="14pt" style:font-style-complex="italic"/>
    </style:style>
    <style:style style:name="MT5" style:family="text">
      <style:text-properties style:font-name="Arial" fo:font-size="14pt" fo:font-style="italic" style:font-size-asian="14pt" style:font-style-asian="italic" style:font-size-complex="14pt" style:font-style-complex="italic"/>
    </style:style>
    <style:style style:name="MT6" style:family="text">
      <style:text-properties fo:font-size="14pt" fo:font-style="italic" style:font-size-asian="14pt" style:font-style-asian="italic" style:font-size-complex="14pt" style:font-style-complex="italic"/>
    </style:style>
    <style:style style:name="MT7" style:family="text">
      <style:text-properties officeooo:rsid="00186ae3"/>
    </style:style>
    <style:style style:name="MT8" style:family="text">
      <style:text-properties officeooo:rsid="000afd09"/>
    </style:style>
    <style:style style:name="MT9" style:family="text">
      <style:text-properties style:font-name="Arial" fo:font-size="12pt" style:font-size-asian="12pt" style:font-size-complex="12pt"/>
    </style:style>
    <style:style style:name="MT10" style:family="text">
      <style:text-properties fo:text-transform="uppercase" style:use-window-font-color="true" loext:opacity="0%" style:font-name="Arial" fo:language="es" fo:country="ES" fo:font-style="italic" style:font-name-asian="Lucida Sans Unicode" style:language-asian="es" style:country-asian="ES" style:font-style-asian="italic" style:font-name-complex="Arial" style:language-complex="es" style:country-complex="ES" style:font-style-complex="italic"/>
    </style:style>
    <style:style style:name="MT11" style:family="text">
      <style:text-properties fo:text-transform="uppercase" style:use-window-font-color="true" loext:opacity="0%" style:font-name="Arial" fo:language="es" fo:country="ES" style:font-name-asian="Lucida Sans Unicode" style:language-asian="es" style:country-asian="ES" style:font-name-complex="Arial" style:language-complex="es" style:country-complex="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201cm" fo:margin-right="0.201cm" fo:margin-top="0.201cm" fo:margin-bottom="0.201cm" style:wrap="parallel" style:number-wrapped-paragraphs="no-limit" style:vertical-pos="from-top" style:vertical-rel="paragraph" style:horizontal-pos="from-left" style:horizontal-rel="paragraph" fo:background-color="#ffffff" style:background-transparency="0%" draw:fill="solid" draw:fill-color="#ffffff" draw:opacity="100%" fo:padding="0.15cm" fo:border="0.06pt solid #000000"/>
    </style:style>
    <style:page-layout style:name="Mpm1" style:page-usage="mirrored">
      <style:page-layout-properties fo:page-width="21.001cm" fo:page-height="29.7cm" style:num-format="1" style:print-orientation="portrait" fo:margin-top="0.9cm" fo:margin-bottom="1.397cm" fo:margin-left="0.695cm" fo:margin-right="1.199cm" fo:background-color="#ffffff" style:writing-mode="lr-tb" style:layout-grid-color="#c0c0c0" style:layout-grid-lines="42" style:layout-grid-base-height="0.423cm" style:layout-grid-ruby-height="0.212cm" style:layout-grid-mode="none" style:layout-grid-ruby-below="false" style:layout-grid-print="false" style:layout-grid-display="fals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cm" fo:margin-left="0cm" fo:margin-right="0cm" fo:margin-bottom="3.099cm" fo:border-top="none" fo:border-bottom="3.54pt double #808080" fo:border-left="none" fo:border-right="none" style:border-line-width-bottom="0.002cm 0.088cm 0.035cm" fo:padding="0cm" style:shadow="none" fo:background-color="transparent" style:dynamic-spacing="true" draw:fill="none" draw:fill-color="#99ccff"/>
      </style:header-style>
      <style:footer-style>
        <style:header-footer-properties fo:min-height="0.82cm" fo:margin-left="0cm" fo:margin-right="0cm" fo:margin-top="0.72cm" fo:background-color="transparent" style:dynamic-spacing="true" draw:fill="none" draw:fill-color="#99ccff"/>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header>
        <text:p text:style-name="MP1"><draw:frame draw:style-name="Mfr1" draw:name="Imaxe1" text:anchor-type="paragraph" svg:x="0.081cm" svg:y="-0.448cm" svg:width="7.613cm" svg:height="2.66cm" draw:z-index="1"><draw:image xlink:href="Pictures/1000000100000281000000E065FA0290ADFEF4B7.png" xlink:type="simple" xlink:show="embed" xlink:actuate="onLoad" draw:mime-type="image/png"/></draw:frame><text:span text:style-name="MT1"><text:tab/><text:tab/></text:span><text:span text:style-name="MT2"><text:tab/></text:span><text:span text:style-name="MT3"> </text:span><text:span text:style-name="MT1"><text:s text:c="3"/></text:span></text:p>
        <text:p text:style-name="MP1"><text:span text:style-name="MT4"><text:tab/><text:tab/><text:tab/><text:tab/> <text:s text:c="4"/></text:span><text:span text:style-name="MT5">Ciclo.</text:span><text:span text:style-name="MT6">__________________ <text:s text:c="3"/></text:span></text:p>
        <text:p text:style-name="MP2"><draw:frame draw:style-name="Mfr2" draw:name="Marco2" text:anchor-type="paragraph" svg:x="13.286cm" svg:y="0.118cm" svg:width="4.001cm" svg:height="1cm" draw:z-index="3"><draw:text-box><text:p text:style-name="MP3">Nota:______</text:p></draw:text-box></draw:frame><draw:frame draw:style-name="Mfr2" draw:name="Marco4" text:anchor-type="paragraph" svg:x="8.121cm" svg:y="0.139cm" svg:width="5.001cm" svg:height="1cm" draw:z-index="5"><draw:text-box><text:p text:style-name="MP3">Alumna/o:_________</text:p></draw:text-box></draw:frame></text:p>
        <text:p text:style-name="MP4"/>
        <text:p text:style-name="MP4"/>
        <text:p text:style-name="MP5"/>
        <text:p text:style-name="MP6"><text:span text:style-name="MT7">M</text:span>odulo:______________________,EXAME:___<text:span text:style-name="MT8"> </text:span>__ Data: </text:p>
      </style:header>
      <style:header-left>
        <text:p text:style-name="MP1"><draw:frame draw:style-name="Mfr1" draw:name="Imaxe2" text:anchor-type="paragraph" svg:x="0.081cm" svg:y="-0.448cm" svg:width="7.613cm" svg:height="2.66cm" draw:z-index="7"><draw:image xlink:href="Pictures/1000000100000281000000E065FA0290ADFEF4B7.png" xlink:type="simple" xlink:show="embed" xlink:actuate="onLoad" draw:mime-type="image/png"/></draw:frame><text:span text:style-name="MT5"><text:tab/><text:tab/> <text:s text:c="42"/>Ciclo.</text:span><text:span text:style-name="MT6">________________________________ </text:span><text:span text:style-name="MT1"><text:tab/><text:tab/></text:span><text:span text:style-name="MT2"><text:tab/></text:span><text:span text:style-name="MT3"> </text:span><text:span text:style-name="MT1"><text:s text:c="3"/></text:span></text:p>
        <text:p text:style-name="MP7"/>
        <text:p text:style-name="MP7"/>
        <text:p text:style-name="MP7"/>
        <text:p text:style-name="MP1"><text:span text:style-name="MT4"><text:tab/><text:tab/><text:tab/><text:tab/> <text:s text:c="2"/></text:span><text:span text:style-name="MT9"><text:s/></text:span></text:p>
      </style:header-left>
      <style:footer>
        <text:p text:style-name="MP8"><text:span text:style-name="MT10">PO-08-F04 R00 22/04/18</text:span><text:span text:style-name="MT11"> </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19-11-22T21:26:28</meta:creation-date>
    <dc:language>es-ES</dc:language>
    <meta:editing-cycles>33</meta:editing-cycles>
    <meta:editing-duration>PT2H13M2S</meta:editing-duration>
    <meta:initial-creator>r r</meta:initial-creator>
    <dc:date>2024-01-26T00:16:49.079324234</dc:date>
    <meta:document-statistic meta:table-count="0" meta:image-count="2" meta:object-count="0" meta:page-count="4" meta:paragraph-count="133" meta:word-count="1210" meta:character-count="8432" meta:non-whitespace-character-count="6985"/>
    <meta:user-defined meta:name="Info 1"/>
    <meta:user-defined meta:name="Info 2"/>
    <meta:user-defined meta:name="Info 3"/>
    <meta:user-defined meta:name="Info 4"/>
  </office:meta>
</office:document-meta>
</file>